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78cm" fo:min-width="0.77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32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22.1000003814697pt" style:font-size-asian="22.1000003814697pt" style:font-size-complex="22.1000003814697pt"/>
    </style:style>
    <style:style style:name="P4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5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6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7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8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1" style:family="paragraph">
      <loext:graphic-properties draw:fill="none"/>
      <style:text-properties fo:font-size="6.5pt" style:font-size-asian="6.5pt" style:font-size-complex="6.5pt"/>
    </style:style>
    <style:style style:name="T1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2" style:family="text">
      <style:text-properties fo:color="#000000" style:font-name="TimesNewRoman1" fo:font-size="22.1000003814697pt" style:font-size-asian="22.1000003814697pt" style:font-name-complex="TimesNewRoman1" style:font-size-complex="22.1000003814697pt"/>
    </style:style>
    <style:style style:name="T3" style:family="text">
      <style:text-properties fo:color="#000000" style:font-name="TimesNewRoman1" fo:font-size="14.3999996185303pt" style:font-size-asian="14.3999996185303pt" style:font-name-complex="TimesNewRoman1" style:font-size-complex="14.3999996185303pt"/>
    </style:style>
    <style:style style:name="T4" style:family="text">
      <style:text-properties fo:color="#000000" style:font-name="TimesNewRomanPS1" fo:font-size="7.90000009536743pt" fo:font-weight="bold" style:font-size-asian="7.90000009536743pt" style:font-name-complex="TimesNewRomanPS1" style:font-size-complex="7.90000009536743pt" style:font-weight-complex="bold"/>
    </style:style>
    <style:style style:name="T5" style:family="text">
      <style:text-properties fo:color="#000000" style:font-name="TimesNewRoman1" fo:font-size="12pt" style:font-size-asian="12pt" style:font-name-complex="TimesNewRoman1" style:font-size-complex="12pt"/>
    </style:style>
    <style:style style:name="T6" style:family="text">
      <style:text-properties fo:color="#000000" style:font-name="Arial1" fo:font-size="12pt" style:font-size-asian="12pt" style:font-name-complex="Arial1" style:font-size-complex="12pt"/>
    </style:style>
    <style:style style:name="T7" style:family="text">
      <style:text-properties fo:color="#000000" style:font-name="TimesNewRoman1" fo:font-size="9.10000038146973pt" style:font-size-asian="9.10000038146973pt" style:font-name-complex="TimesNewRoman1" style:font-size-complex="9.10000038146973pt"/>
    </style:style>
    <style:style style:name="T8" style:family="text">
      <style:text-properties fo:color="#000000" style:font-name="Calibri1" fo:font-size="12pt" style:font-size-asian="12pt" style:font-name-complex="Calibri1" style:font-size-complex="12pt"/>
    </style:style>
    <style:style style:name="T9" style:family="text">
      <style:text-properties fo:color="#000000" style:font-name="TimesNewRoman1" fo:font-size="7.90000009536743pt" style:font-size-asian="7.90000009536743pt" style:font-name-complex="TimesNewRoman1" style:font-size-complex="7.90000009536743pt"/>
    </style:style>
    <style:style style:name="T10" style:family="text">
      <style:text-properties fo:color="#000000" style:font-name="TimesNewRomanPS1" fo:font-size="16.1000003814697pt" fo:font-weight="bold" style:font-size-asian="16.1000003814697pt" style:font-name-complex="TimesNewRomanPS1" style:font-size-complex="16.1000003814697pt" style:font-weight-complex="bold"/>
    </style:style>
    <style:style style:name="T11" style:family="text">
      <style:text-properties fo:color="#000000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12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13" style:family="text">
      <style:text-properties fo:color="#000000" style:font-name="TimesNewRomanPS1" fo:font-size="10.6000003814697pt" fo:font-weight="bold" style:font-size-asian="10.6000003814697pt" style:font-name-complex="TimesNewRomanPS1" style:font-size-complex="10.6000003814697pt" style:font-weight-complex="bold"/>
    </style:style>
    <style:style style:name="T14" style:family="text">
      <style:text-properties fo:color="#000000" style:font-name="TimesNewRoman1" fo:font-size="6.5pt" style:font-size-asian="6.5pt" style:font-name-complex="TimesNewRoman1" style:font-size-complex="6.5pt"/>
    </style:style>
    <style:style style:name="T15" style:family="text">
      <style:text-properties fo:color="#000000" style:font-name="TimesNewRoman1" fo:font-size="10.6000003814697pt" style:font-size-asian="10.6000003814697pt" style:font-name-complex="TimesNewRoman1" style:font-size-complex="10.6000003814697pt"/>
    </style:style>
    <style:style style:name="T16" style:family="text">
      <style:text-properties fo:color="#000000" style:font-name="TimesNewRomanPS1" fo:font-size="6.5pt" fo:font-weight="bold" style:font-size-asian="6.5pt" style:font-name-complex="TimesNewRomanPS1" style:font-size-complex="6.5pt" style:font-weight-complex="bold"/>
    </style:style>
    <style:style style:name="T17" style:family="text">
      <style:text-properties fo:color="#000000" style:font-name="TimesNewRomanPS1" fo:font-size="6.5pt" style:font-size-asian="6.5pt" style:font-name-complex="TimesNewRomanPS1" style:font-size-complex="6.5pt"/>
    </style:style>
    <style:style style:name="T18" style:family="text">
      <style:text-properties fo:color="#000000" style:font-name="TimesNewRomanPS1" fo:font-size="10.6000003814697pt" style:font-size-asian="10.6000003814697pt" style:font-name-complex="TimesNewRomanPS1" style:font-size-complex="10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97cm" svg:x="2.558cm" svg:y="2.5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558cm" svg:y="3.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558cm" svg:y="3.53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5.174cm" svg:height="0.865cm" svg:x="2.558cm" svg:y="4.042cm">
          <draw:text-box>
            <text:p text:style-name="P1"><text:span text:style-name="T2">ISSU005</text:span><text:span text:style-name="T2">3 Data </text:span><text:span text:style-name="T2">Science </text:span><text:span text:style-name="T2">and Big </text:span><text:span text:style-name="T2">Data </text:span><text:span text:style-name="T2">Analytics </text:span></text:p>
          </draw:text-box>
        </draw:frame>
        <draw:frame draw:style-name="gr3" draw:text-style-name="P4" draw:layer="layout" svg:width="12.41cm" svg:height="0.564cm" svg:x="2.558cm" svg:y="5.266cm">
          <draw:text-box>
            <text:p text:style-name="P1"><text:span text:style-name="T3">UCL International Summer School for Undergraduates 2019 </text:span></text:p>
          </draw:text-box>
        </draw:frame>
        <draw:frame draw:style-name="gr1" draw:text-style-name="P2" draw:layer="layout" svg:width="14.848cm" svg:height="0.497cm" svg:x="3.828cm" svg:y="6.249cm">
          <draw:text-box>
            <text:p text:style-name="P1"><text:span text:style-name="T1">A</text:span><text:span text:style-name="T1">s</text:span><text:span text:style-name="T1">s</text:span><text:span text:style-name="T1">e</text:span><text:span text:style-name="T1">s</text:span><text:span text:style-name="T1">s</text:span><text:span text:style-name="T1">m</text:span><text:span text:style-name="T1">e</text:span><text:span text:style-name="T1">n</text:span><text:span text:style-name="T1">t</text:span><text:span text:style-name="T1"> </text:span><text:span text:style-name="T1">I</text:span><text:span text:style-name="T1">:</text:span><text:span text:style-name="T1"> </text:span><text:span text:style-name="T1"><text:s/></text:span><text:span text:style-name="T1"><text:s/></text:span><text:span text:style-name="T1"><text:s/>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r</text:span><text:span text:style-name="T1"> </text:span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W</text:span><text:span text:style-name="T1">o</text:span><text:span text:style-name="T1">r</text:span><text:span text:style-name="T1">k</text:span><text:span text:style-name="T1"> </text:span><text:span text:style-name="T1">a</text:span><text:span text:style-name="T1">n</text:span><text:span text:style-name="T1">d</text:span><text:span text:style-name="T1"> </text:span><text:span text:style-name="T1">W</text:span><text:span text:style-name="T1">r</text:span><text:span text:style-name="T1">i</text:span><text:span text:style-name="T1">t</text:span><text:span text:style-name="T1">e</text:span><text:span text:style-name="T1">-</text:span><text:span text:style-name="T1">u</text:span><text:span text:style-name="T1">p</text:span><text:span text:style-name="T1"> </text:span><text:span text:style-name="T1">(</text:span><text:span text:style-name="T1">5</text:span><text:span text:style-name="T1">0</text:span><text:span text:style-name="T1">%</text:span><text:span text:style-name="T1">)</text:span><text:span text:style-name="T1"> </text:span></text:p>
          </draw:text-box>
        </draw:frame>
        <draw:frame draw:style-name="gr1" draw:text-style-name="P2" draw:layer="layout" svg:width="0.422cm" svg:height="0.497cm" svg:x="2.558cm" svg:y="6.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519cm" svg:height="0.497cm" svg:x="3.828cm" svg:y="7.222cm">
          <draw:text-box>
            <text:p text:style-name="P1"><text:span text:style-name="T1">Up</text:span><text:span text:style-name="T1">loa</text:span><text:span text:style-name="T1">d </text:span><text:span text:style-name="T1">re</text:span><text:span text:style-name="T1">po</text:span><text:span text:style-name="T1">rt </text:span><text:span text:style-name="T1">by: </text:span><text:span text:style-name="T1"><text:s/></text:span></text:p>
          </draw:text-box>
        </draw:frame>
        <draw:frame draw:style-name="gr1" draw:text-style-name="P2" draw:layer="layout" svg:width="0.422cm" svg:height="0.497cm" svg:x="7.638cm" svg:y="7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192cm" svg:height="0.497cm" svg:x="8.908cm" svg:y="7.222cm">
          <draw:text-box>
            <text:p text:style-name="P1"><text:span text:style-name="T1">W</text:span><text:span text:style-name="T1">e</text:span><text:span text:style-name="T1">d</text:span><text:span text:style-name="T1"> </text:span></text:p>
          </draw:text-box>
        </draw:frame>
        <draw:frame draw:style-name="gr1" draw:text-style-name="P2" draw:layer="layout" svg:width="0.422cm" svg:height="0.497cm" svg:x="10.178cm" svg:y="7.22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46cm" svg:height="0.497cm" svg:x="11.448cm" svg:y="7.222cm">
          <draw:text-box>
            <text:p text:style-name="P1"><text:span text:style-name="T1"><text:s/></text:span><text:span text:style-name="T1">7</text:span></text:p>
          </draw:text-box>
        </draw:frame>
        <draw:frame draw:style-name="gr4" draw:text-style-name="P5" draw:layer="layout" svg:width="0.336cm" svg:height="0.327cm" svg:x="11.872cm" svg:y="7.212cm">
          <draw:text-box>
            <text:p text:style-name="P1"><text:span text:style-name="T4">th</text:span></text:p>
          </draw:text-box>
        </draw:frame>
        <draw:frame draw:style-name="gr1" draw:text-style-name="P2" draw:layer="layout" svg:width="3.469cm" svg:height="0.497cm" svg:x="12.123cm" svg:y="7.222cm">
          <draw:text-box>
            <text:p text:style-name="P1"><text:span text:style-name="T1"><text:s/></text:span><text:span text:style-name="T1">A</text:span><text:span text:style-name="T1">u</text:span><text:span text:style-name="T1">g</text:span><text:span text:style-name="T1">u</text:span><text:span text:style-name="T1">s</text:span><text:span text:style-name="T1">t</text:span><text:span text:style-name="T1"> </text:span><text:span text:style-name="T1">2</text:span><text:span text:style-name="T1">0</text:span><text:span text:style-name="T1">1</text:span><text:span text:style-name="T1">9</text:span><text:span text:style-name="T1"> </text:span><text:span text:style-name="T1"><text:s/></text:span></text:p>
          </draw:text-box>
        </draw:frame>
        <draw:frame draw:style-name="gr1" draw:text-style-name="P2" draw:layer="layout" svg:width="2.546cm" svg:height="0.497cm" svg:x="15.258cm" svg:y="7.222cm">
          <draw:text-box>
            <text:p text:style-name="P1"><text:span text:style-name="T1"><text:s/></text:span><text:span text:style-name="T1">1</text:span><text:span text:style-name="T1">1</text:span><text:span text:style-name="T1">:</text:span><text:span text:style-name="T1">0</text:span><text:span text:style-name="T1">0</text:span><text:span text:style-name="T1">p</text:span><text:span text:style-name="T1">m</text:span><text:span text:style-name="T1"> <text:s/></text:span></text:p>
          </draw:text-box>
        </draw:frame>
        <draw:frame draw:style-name="gr1" draw:text-style-name="P2" draw:layer="layout" svg:width="0.422cm" svg:height="0.471cm" svg:x="2.558cm" svg:y="7.72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483cm" svg:height="0.471cm" svg:x="2.558cm" svg:y="8.212cm">
          <draw:text-box>
            <text:p text:style-name="P1"><text:span text:style-name="T5">This </text:span><text:span text:style-name="T5">assessme</text:span><text:span text:style-name="T5">nt </text:span><text:span text:style-name="T5">requires </text:span><text:span text:style-name="T5">you to </text:span><text:span text:style-name="T5">demonstr</text:span><text:span text:style-name="T5">ate how </text:span><text:span text:style-name="T5">to apply </text:span><text:span text:style-name="T5">data </text:span><text:span text:style-name="T5">analysis </text:span><text:span text:style-name="T5">technique</text:span><text:span text:style-name="T5">s using a </text:span></text:p>
          </draw:text-box>
        </draw:frame>
        <draw:frame draw:style-name="gr1" draw:text-style-name="P2" draw:layer="layout" svg:width="15.725cm" svg:height="0.471cm" svg:x="2.558cm" svg:y="8.703cm">
          <draw:text-box>
            <text:p text:style-name="P1"><text:span text:style-name="T5">dataset of your choosing. The assessment should be submitted in </text:span><text:span text:style-name="T5">the form of an R Notebook </text:span></text:p>
          </draw:text-box>
        </draw:frame>
        <draw:frame draw:style-name="gr1" draw:text-style-name="P2" draw:layer="layout" svg:width="2.093cm" svg:height="0.471cm" svg:x="2.558cm" svg:y="9.185cm">
          <draw:text-box>
            <text:p text:style-name="P1"><text:span text:style-name="T5">(.Rmd file) <text:s/></text:span></text:p>
          </draw:text-box>
        </draw:frame>
        <draw:frame draw:style-name="gr1" draw:text-style-name="P2" draw:layer="layout" svg:width="0.422cm" svg:height="0.471cm" svg:x="2.558cm" svg:y="9.67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.687cm" svg:height="0.497cm" svg:x="2.558cm" svg:y="10.143cm">
          <draw:text-box>
            <text:p text:style-name="P1"><text:span text:style-name="T1">T</text:span><text:span text:style-name="T1">A</text:span><text:span text:style-name="T1">S</text:span><text:span text:style-name="T1">K</text:span><text:span text:style-name="T1">S</text:span><text:span text:style-name="T1">:</text:span></text:p>
          </draw:text-box>
        </draw:frame>
        <draw:frame draw:style-name="gr1" draw:text-style-name="P2" draw:layer="layout" svg:width="5.87cm" svg:height="0.471cm" svg:x="4.088cm" svg:y="10.159cm">
          <draw:text-box>
            <text:p text:style-name="P1"><text:span text:style-name="T5"><text:s/></text:span><text:span text:style-name="T5">The investigation should include: </text:span></text:p>
          </draw:text-box>
        </draw:frame>
        <draw:frame draw:style-name="gr1" draw:text-style-name="P2" draw:layer="layout" svg:width="0.422cm" svg:height="0.471cm" svg:x="2.558cm" svg:y="10.6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89cm" svg:height="0.497cm" svg:x="2.558cm" svg:y="11.117cm">
          <draw:text-box>
            <text:p text:style-name="P1"><text:span text:style-name="T1">i) </text:span></text:p>
          </draw:text-box>
        </draw:frame>
        <draw:frame draw:style-name="gr1" draw:text-style-name="P2" draw:layer="layout" svg:width="0.422cm" svg:height="0.471cm" svg:x="2.664cm" svg:y="11.624cm">
          <draw:text-box>
            <text:p text:style-name="P1"><text:span text:style-name="T5">-</text:span></text:p>
          </draw:text-box>
        </draw:frame>
        <draw:frame draw:style-name="gr1" draw:text-style-name="P2" draw:layer="layout" svg:width="0.422cm" svg:height="0.475cm" svg:x="2.805cm" svg:y="11.618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4.167cm" svg:height="0.471cm" svg:x="3.299cm" svg:y="11.624cm">
          <draw:text-box>
            <text:p text:style-name="P1"><text:span text:style-name="T5">e</text:span><text:span text:style-name="T5">x</text:span><text:span text:style-name="T5">p</text:span><text:span text:style-name="T5">l</text:span><text:span text:style-name="T5">o</text:span><text:span text:style-name="T5">r</text:span><text:span text:style-name="T5">a</text:span><text:span text:style-name="T5">t</text:span><text:span text:style-name="T5">o</text:span><text:span text:style-name="T5">r</text:span><text:span text:style-name="T5">y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a</text:span><text:span text:style-name="T5">n</text:span><text:span text:style-name="T5">a</text:span><text:span text:style-name="T5">l</text:span><text:span text:style-name="T5">y</text:span><text:span text:style-name="T5">s</text:span><text:span text:style-name="T5">i</text:span><text:span text:style-name="T5">s</text:span><text:span text:style-name="T5"> </text:span><text:span text:style-name="T5">i</text:span><text:span text:style-name="T5">n</text:span><text:span text:style-name="T5">c</text:span><text:span text:style-name="T5">l</text:span><text:span text:style-name="T5">u</text:span><text:span text:style-name="T5">d</text:span><text:span text:style-name="T5">i</text:span><text:span text:style-name="T5">n</text:span><text:span text:style-name="T5">g</text:span><text:span text:style-name="T5"> </text:span><text:span text:style-name="T5">a</text:span><text:span text:style-name="T5">p</text:span><text:span text:style-name="T5">p</text:span><text:span text:style-name="T5">r</text:span><text:span text:style-name="T5">o</text:span><text:span text:style-name="T5">p</text:span><text:span text:style-name="T5">r</text:span><text:span text:style-name="T5">i</text:span><text:span text:style-name="T5">a</text:span><text:span text:style-name="T5">t</text:span><text:span text:style-name="T5">e</text:span><text:span text:style-name="T5"> </text:span><text:span text:style-name="T5">f</text:span><text:span text:style-name="T5">i</text:span><text:span text:style-name="T5">g</text:span><text:span text:style-name="T5">u</text:span><text:span text:style-name="T5">r</text:span><text:span text:style-name="T5">e</text:span><text:span text:style-name="T5">s</text:span><text:span text:style-name="T5"> </text:span><text:span text:style-name="T5">t</text:span><text:span text:style-name="T5">o</text:span><text:span text:style-name="T5"> </text:span><text:span text:style-name="T5">i</text:span><text:span text:style-name="T5">l</text:span><text:span text:style-name="T5">l</text:span><text:span text:style-name="T5">u</text:span><text:span text:style-name="T5">s</text:span><text:span text:style-name="T5">t</text:span><text:span text:style-name="T5">r</text:span><text:span text:style-name="T5">a</text:span><text:span text:style-name="T5">t</text:span><text:span text:style-name="T5">e</text:span><text:span text:style-name="T5"> 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t</text:span><text:span text:style-name="T5">h</text:span><text:span text:style-name="T5">a</text:span><text:span text:style-name="T5">t </text:span><text:span text:style-name="T5">a</text:span><text:span text:style-name="T5">r</text:span><text:span text:style-name="T5">e</text:span><text:span text:style-name="T5"> </text:span></text:p>
          </draw:text-box>
        </draw:frame>
        <draw:frame draw:style-name="gr1" draw:text-style-name="P2" draw:layer="layout" svg:width="5.289cm" svg:height="0.471cm" svg:x="3.299cm" svg:y="12.106cm">
          <draw:text-box>
            <text:p text:style-name="P1"><text:span text:style-name="T5">relevant to your </text:span><text:span text:style-name="T5">investigation. <text:s/></text:span></text:p>
          </draw:text-box>
        </draw:frame>
        <draw:frame draw:style-name="gr1" draw:text-style-name="P2" draw:layer="layout" svg:width="0.422cm" svg:height="0.471cm" svg:x="2.664cm" svg:y="12.597cm">
          <draw:text-box>
            <text:p text:style-name="P1"><text:span text:style-name="T5">-</text:span></text:p>
          </draw:text-box>
        </draw:frame>
        <draw:frame draw:style-name="gr1" draw:text-style-name="P2" draw:layer="layout" svg:width="0.422cm" svg:height="0.475cm" svg:x="2.805cm" svg:y="12.591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6.64cm" svg:height="0.471cm" svg:x="3.299cm" svg:y="12.597cm">
          <draw:text-box>
            <text:p text:style-name="P1"><text:span text:style-name="T5">an example showing how to use t-tests </text:span></text:p>
          </draw:text-box>
        </draw:frame>
        <draw:frame draw:style-name="gr1" draw:text-style-name="P2" draw:layer="layout" svg:width="0.422cm" svg:height="0.471cm" svg:x="2.664cm" svg:y="13.0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3cm" svg:height="0.497cm" svg:x="2.664cm" svg:y="13.555cm">
          <draw:text-box>
            <text:p text:style-name="P1"><text:span text:style-name="T1">ii) </text:span></text:p>
          </draw:text-box>
        </draw:frame>
        <draw:frame draw:style-name="gr1" draw:text-style-name="P2" draw:layer="layout" svg:width="0.422cm" svg:height="0.471cm" svg:x="2.664cm" svg:y="14.054cm">
          <draw:text-box>
            <text:p text:style-name="P1"><text:span text:style-name="T5">-</text:span></text:p>
          </draw:text-box>
        </draw:frame>
        <draw:frame draw:style-name="gr1" draw:text-style-name="P2" draw:layer="layout" svg:width="0.422cm" svg:height="0.475cm" svg:x="2.805cm" svg:y="14.048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4.794cm" svg:height="0.471cm" svg:x="3.299cm" svg:y="14.054cm">
          <draw:text-box>
            <text:p text:style-name="P1"><text:span text:style-name="T5">multivariate linear analysis <text:s/></text:span></text:p>
          </draw:text-box>
        </draw:frame>
        <draw:frame draw:style-name="gr1" draw:text-style-name="P2" draw:layer="layout" svg:width="0.502cm" svg:height="0.497cm" svg:x="8.095cm" svg:y="14.038cm">
          <draw:text-box>
            <text:p text:style-name="P1"><text:span text:style-name="T1">or</text:span></text:p>
          </draw:text-box>
        </draw:frame>
        <draw:frame draw:style-name="gr1" draw:text-style-name="P2" draw:layer="layout" svg:width="3.304cm" svg:height="0.471cm" svg:x="8.495cm" svg:y="14.054cm">
          <draw:text-box>
            <text:p text:style-name="P1"><text:span text:style-name="T5"><text:s/></text:span><text:span text:style-name="T5">logistic regression </text:span></text:p>
          </draw:text-box>
        </draw:frame>
        <draw:frame draw:style-name="gr1" draw:text-style-name="P2" draw:layer="layout" svg:width="0.502cm" svg:height="0.497cm" svg:x="11.799cm" svg:y="14.038cm">
          <draw:text-box>
            <text:p text:style-name="P1"><text:span text:style-name="T1">or</text:span></text:p>
          </draw:text-box>
        </draw:frame>
        <draw:frame draw:style-name="gr1" draw:text-style-name="P2" draw:layer="layout" svg:width="1.162cm" svg:height="0.471cm" svg:x="12.198cm" svg:y="14.054cm">
          <draw:text-box>
            <text:p text:style-name="P1"><text:span text:style-name="T5"><text:s/></text:span><text:span text:style-name="T5">LDA <text:s/></text:span></text:p>
          </draw:text-box>
        </draw:frame>
        <draw:frame draw:style-name="gr1" draw:text-style-name="P2" draw:layer="layout" svg:width="0.422cm" svg:height="0.471cm" svg:x="2.664cm" svg:y="14.545cm">
          <draw:text-box>
            <text:p text:style-name="P1"><text:span text:style-name="T5">-</text:span></text:p>
          </draw:text-box>
        </draw:frame>
        <draw:frame draw:style-name="gr1" draw:text-style-name="P2" draw:layer="layout" svg:width="0.422cm" svg:height="0.475cm" svg:x="2.805cm" svg:y="14.53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8.236cm" svg:height="0.471cm" svg:x="3.299cm" svg:y="14.545cm">
          <draw:text-box>
            <text:p text:style-name="P1"><text:span text:style-name="T5">model selection, cross validation and evaluation </text:span></text:p>
          </draw:text-box>
        </draw:frame>
        <draw:frame draw:style-name="gr1" draw:text-style-name="P2" draw:layer="layout" svg:width="12.486cm" svg:height="0.497cm" svg:x="3.299cm" svg:y="15.012cm">
          <draw:text-box>
            <text:p text:style-name="P1"><text:span text:style-name="T1">(this can be a regression or classification problem). </text:span></text:p>
          </draw:text-box>
        </draw:frame>
        <draw:frame draw:style-name="gr1" draw:text-style-name="P2" draw:layer="layout" svg:width="0.422cm" svg:height="0.471cm" svg:x="2.558cm" svg:y="15.51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777cm" svg:height="0.497cm" svg:x="2.558cm" svg:y="15.985cm">
          <draw:text-box>
            <text:p text:style-name="P1"><text:span text:style-name="T1">iii) </text:span></text:p>
          </draw:text-box>
        </draw:frame>
        <draw:frame draw:style-name="gr1" draw:text-style-name="P2" draw:layer="layout" svg:width="0.422cm" svg:height="0.471cm" svg:x="2.664cm" svg:y="16.492cm">
          <draw:text-box>
            <text:p text:style-name="P1"><text:span text:style-name="T5">-</text:span></text:p>
          </draw:text-box>
        </draw:frame>
        <draw:frame draw:style-name="gr1" draw:text-style-name="P2" draw:layer="layout" svg:width="0.422cm" svg:height="0.475cm" svg:x="2.805cm" svg:y="16.486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9.938cm" svg:height="0.471cm" svg:x="3.299cm" svg:y="16.492cm">
          <draw:text-box>
            <text:p text:style-name="P1"><text:span text:style-name="T5"><text:s/></text:span><text:span text:style-name="T5">(at least) two tree based approaches to analysing the data: </text:span></text:p>
          </draw:text-box>
        </draw:frame>
        <draw:frame draw:style-name="gr1" draw:text-style-name="P2" draw:layer="layout" svg:width="9.87cm" svg:height="0.471cm" svg:x="3.828cm" svg:y="16.975cm">
          <draw:text-box>
            <text:p text:style-name="P1"><text:span text:style-name="T5">pruned tree / bagged trees / random forests / boosted trees </text:span></text:p>
          </draw:text-box>
        </draw:frame>
        <draw:frame draw:style-name="gr1" draw:text-style-name="P2" draw:layer="layout" svg:width="0.422cm" svg:height="0.471cm" svg:x="2.664cm" svg:y="17.466cm">
          <draw:text-box>
            <text:p text:style-name="P1"><text:span text:style-name="T5">-</text:span></text:p>
          </draw:text-box>
        </draw:frame>
        <draw:frame draw:style-name="gr1" draw:text-style-name="P2" draw:layer="layout" svg:width="0.422cm" svg:height="0.475cm" svg:x="2.805cm" svg:y="17.46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2.799cm" svg:height="0.471cm" svg:x="3.299cm" svg:y="17.466cm">
          <draw:text-box>
            <text:p text:style-name="P1"><text:span text:style-name="T5">an analysis showing how the optimal model is selected by cross validation. </text:span></text:p>
          </draw:text-box>
        </draw:frame>
        <draw:frame draw:style-name="gr1" draw:text-style-name="P2" draw:layer="layout" svg:width="9.972cm" svg:height="0.497cm" svg:x="3.299cm" svg:y="17.933cm">
          <draw:text-box>
            <text:p text:style-name="P1"><text:span text:style-name="T1">(we will cover these methods next week) </text:span></text:p>
          </draw:text-box>
        </draw:frame>
        <draw:frame draw:style-name="gr1" draw:text-style-name="P2" draw:layer="layout" svg:width="0.422cm" svg:height="0.471cm" svg:x="2.558cm" svg:y="18.43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764cm" svg:height="0.497cm" svg:x="2.558cm" svg:y="18.906cm">
          <draw:text-box>
            <text:p text:style-name="P1"><text:span text:style-name="T1">iv) </text:span></text:p>
          </draw:text-box>
        </draw:frame>
        <draw:frame draw:style-name="gr1" draw:text-style-name="P2" draw:layer="layout" svg:width="0.422cm" svg:height="0.471cm" svg:x="2.664cm" svg:y="19.413cm">
          <draw:text-box>
            <text:p text:style-name="P1"><text:span text:style-name="T5">-</text:span></text:p>
          </draw:text-box>
        </draw:frame>
        <draw:frame draw:style-name="gr1" draw:text-style-name="P2" draw:layer="layout" svg:width="0.422cm" svg:height="0.475cm" svg:x="2.805cm" svg:y="19.40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4.59cm" svg:height="0.471cm" svg:x="3.299cm" svg:y="19.413cm">
          <draw:text-box>
            <text:p text:style-name="P1"><text:span text:style-name="T5">an summary including a comparison between the performance of the different models </text:span></text:p>
          </draw:text-box>
        </draw:frame>
        <draw:frame draw:style-name="gr1" draw:text-style-name="P2" draw:layer="layout" svg:width="3.042cm" svg:height="0.471cm" svg:x="3.299cm" svg:y="19.896cm">
          <draw:text-box>
            <text:p text:style-name="P1"><text:span text:style-name="T5">developed in part </text:span></text:p>
          </draw:text-box>
        </draw:frame>
        <draw:frame draw:style-name="gr1" draw:text-style-name="P2" draw:layer="layout" svg:width="0.422cm" svg:height="0.497cm" svg:x="6.344cm" svg:y="19.88cm">
          <draw:text-box>
            <text:p text:style-name="P1"><text:span text:style-name="T1">ii</text:span></text:p>
          </draw:text-box>
        </draw:frame>
        <draw:frame draw:style-name="gr1" draw:text-style-name="P2" draw:layer="layout" svg:width="0.823cm" svg:height="0.471cm" svg:x="6.579cm" svg:y="19.896cm">
          <draw:text-box>
            <text:p text:style-name="P1"><text:span text:style-name="T5"><text:s/></text:span><text:span text:style-name="T5">and </text:span></text:p>
          </draw:text-box>
        </draw:frame>
        <draw:frame draw:style-name="gr1" draw:text-style-name="P2" draw:layer="layout" svg:width="0.582cm" svg:height="0.497cm" svg:x="7.402cm" svg:y="19.88cm">
          <draw:text-box>
            <text:p text:style-name="P1"><text:span text:style-name="T1">iii </text:span></text:p>
          </draw:text-box>
        </draw:frame>
        <draw:frame draw:style-name="gr1" draw:text-style-name="P2" draw:layer="layout" svg:width="10.247cm" svg:height="0.471cm" svg:x="7.861cm" svg:y="19.896cm">
          <draw:text-box>
            <text:p text:style-name="P1"><text:span text:style-name="T5">and a brief discussion of potential next steps in the analysis. </text:span></text:p>
          </draw:text-box>
        </draw:frame>
        <draw:frame draw:style-name="gr5" draw:text-style-name="P6" draw:layer="layout" svg:width="0.321cm" svg:height="0.357cm" svg:x="2.558cm" svg:y="20.384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321cm" svg:height="0.357cm" svg:x="2.558cm" svg:y="20.74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713cm" svg:height="0.471cm" svg:x="2.558cm" svg:y="21.115cm">
          <draw:text-box>
            <text:p text:style-name="P1"><text:span text:style-name="T5">Your write up should include brief comments and notes, so that it forms a step-by-step </text:span></text:p>
          </draw:text-box>
        </draw:frame>
        <draw:frame draw:style-name="gr1" draw:text-style-name="P2" draw:layer="layout" svg:width="9.4cm" svg:height="0.471cm" svg:x="2.558cm" svg:y="21.597cm">
          <draw:text-box>
            <text:p text:style-name="P1"><text:span text:style-name="T5">tutorial that could be followed by a fellow student. <text:s/>i.e. </text:span></text:p>
          </draw:text-box>
        </draw:frame>
        <draw:frame draw:style-name="gr1" draw:text-style-name="P2" draw:layer="layout" svg:width="0.422cm" svg:height="0.471cm" svg:x="2.558cm" svg:y="22.08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2.664cm" svg:y="22.571cm">
          <draw:text-box>
            <text:p text:style-name="P1"><text:span text:style-name="T5">-</text:span></text:p>
          </draw:text-box>
        </draw:frame>
        <draw:frame draw:style-name="gr1" draw:text-style-name="P2" draw:layer="layout" svg:width="0.422cm" svg:height="0.475cm" svg:x="2.805cm" svg:y="22.56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4.882cm" svg:height="0.471cm" svg:x="3.299cm" svg:y="22.571cm">
          <draw:text-box>
            <text:p text:style-name="P1"><text:span text:style-name="T5">Your report should have a brief introduction setting out the context and overview of the </text:span></text:p>
          </draw:text-box>
        </draw:frame>
        <draw:frame draw:style-name="gr1" draw:text-style-name="P2" draw:layer="layout" svg:width="1.082cm" svg:height="0.471cm" svg:x="3.299cm" svg:y="23.062cm">
          <draw:text-box>
            <text:p text:style-name="P1"><text:span text:style-name="T5">work. </text:span></text:p>
          </draw:text-box>
        </draw:frame>
        <draw:frame draw:style-name="gr1" draw:text-style-name="P2" draw:layer="layout" svg:width="0.422cm" svg:height="0.471cm" svg:x="2.664cm" svg:y="23.545cm">
          <draw:text-box>
            <text:p text:style-name="P1"><text:span text:style-name="T5">-</text:span></text:p>
          </draw:text-box>
        </draw:frame>
        <draw:frame draw:style-name="gr1" draw:text-style-name="P2" draw:layer="layout" svg:width="0.422cm" svg:height="0.475cm" svg:x="2.805cm" svg:y="23.53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4.848cm" svg:height="0.471cm" svg:x="3.299cm" svg:y="23.545cm">
          <draw:text-box>
            <text:p text:style-name="P1"><text:span text:style-name="T5">For each investigation step you should include a brief comment on what you are doing, </text:span></text:p>
          </draw:text-box>
        </draw:frame>
        <draw:frame draw:style-name="gr1" draw:text-style-name="P2" draw:layer="layout" svg:width="1.733cm" svg:height="0.471cm" svg:x="3.299cm" svg:y="24.036cm">
          <draw:text-box>
            <text:p text:style-name="P1"><text:span text:style-name="T5">and why. <text:s/></text:span></text:p>
          </draw:text-box>
        </draw:frame>
        <draw:frame draw:style-name="gr1" draw:text-style-name="P2" draw:layer="layout" svg:width="0.422cm" svg:height="0.471cm" svg:x="2.664cm" svg:y="24.518cm">
          <draw:text-box>
            <text:p text:style-name="P1"><text:span text:style-name="T5">-</text:span></text:p>
          </draw:text-box>
        </draw:frame>
        <draw:frame draw:style-name="gr1" draw:text-style-name="P2" draw:layer="layout" svg:width="0.422cm" svg:height="0.475cm" svg:x="2.805cm" svg:y="24.51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4.459cm" svg:height="0.471cm" svg:x="3.299cm" svg:y="24.518cm">
          <draw:text-box>
            <text:p text:style-name="P1"><text:span text:style-name="T5">Where appropriate you should ensure you critically evaluate and explain your results </text:span></text:p>
          </draw:text-box>
        </draw:frame>
        <draw:frame draw:style-name="gr1" draw:text-style-name="P2" draw:layer="layout" svg:width="0.984cm" svg:height="0.471cm" svg:x="3.299cm" svg:y="25.009cm">
          <draw:text-box>
            <text:p text:style-name="P1"><text:span text:style-name="T5">fully. </text:span></text:p>
          </draw:text-box>
        </draw:frame>
        <draw:frame draw:style-name="gr1" draw:text-style-name="P2" draw:layer="layout" svg:width="0.422cm" svg:height="0.497cm" svg:x="2.558cm" svg:y="25.4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615cm" svg:height="0.471cm" svg:x="2.558cm" svg:y="25.983cm">
          <draw:text-box>
            <text:p text:style-name="P1"><text:span text:style-name="T5">The expected word count for the write-up ~1000-1500 words. However a formal word limit </text:span></text:p>
          </draw:text-box>
        </draw:frame>
        <draw:frame draw:style-name="gr1" draw:text-style-name="P2" draw:layer="layout" svg:width="3.605cm" svg:height="0.471cm" svg:x="2.558cm" svg:y="26.466cm">
          <draw:text-box>
            <text:p text:style-name="P1"><text:span text:style-name="T5">will not be enforced.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22cm" svg:height="0.497cm" svg:x="2.558cm" svg:y="2.5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744cm" svg:height="0.471cm" svg:x="2.558cm" svg:y="3.055cm">
          <draw:text-box>
            <text:p text:style-name="P1"><text:span text:style-name="T5">Marks will be given for the following components: </text:span></text:p>
          </draw:text-box>
        </draw:frame>
        <draw:frame draw:style-name="gr1" draw:text-style-name="P2" draw:layer="layout" svg:width="0.422cm" svg:height="0.497cm" svg:x="2.558cm" svg:y="3.54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97cm" svg:x="2.558cm" svg:y="4.06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97cm" svg:x="2.558cm" svg:y="4.58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97cm" svg:x="2.558cm" svg:y="5.09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97cm" svg:x="2.558cm" svg:y="5.61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97cm" svg:x="2.558cm" svg:y="6.1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97cm" svg:x="2.558cm" svg:y="6.64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97cm" svg:x="2.558cm" svg:y="7.16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97cm" svg:x="2.558cm" svg:y="7.67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97cm" svg:x="2.558cm" svg:y="8.19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97cm" svg:x="2.558cm" svg:y="8.71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97cm" svg:x="2.558cm" svg:y="9.229cm">
          <draw:text-box>
            <text:p text:style-name="P1"><text:span text:style-name="T8"><text:s/></text:span></text:p>
          </draw:text-box>
        </draw:frame>
        <draw:frame draw:style-name="gr4" draw:text-style-name="P5" draw:layer="layout" svg:width="0.278cm" svg:height="0.327cm" svg:x="2.558cm" svg:y="9.7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11cm" svg:height="0.471cm" svg:x="2.558cm" svg:y="10.074cm">
          <draw:text-box>
            <text:p text:style-name="P1"><text:span text:style-name="T5">During the practical sessions you may work as usual and you may use textbooks, web </text:span></text:p>
          </draw:text-box>
        </draw:frame>
        <draw:frame draw:style-name="gr1" draw:text-style-name="P2" draw:layer="layout" svg:width="15.898cm" svg:height="0.471cm" svg:x="2.558cm" svg:y="10.557cm">
          <draw:text-box>
            <text:p text:style-name="P1"><text:span text:style-name="T5">resources, and request help from tutors. You may collaborate on a data investigation as a pair, </text:span></text:p>
          </draw:text-box>
        </draw:frame>
        <draw:frame draw:style-name="gr1" draw:text-style-name="P2" draw:layer="layout" svg:width="7.732cm" svg:height="0.471cm" svg:x="2.558cm" svg:y="11.048cm">
          <draw:text-box>
            <text:p text:style-name="P1"><text:span text:style-name="T5">but your report must be written on your own. </text:span></text:p>
          </draw:text-box>
        </draw:frame>
        <draw:frame draw:style-name="gr4" draw:text-style-name="P5" draw:layer="layout" svg:width="0.278cm" svg:height="0.31cm" svg:x="2.558cm" svg:y="11.53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2.423cm" svg:height="0.497cm" svg:x="2.558cm" svg:y="11.845cm">
          <draw:text-box>
            <text:p text:style-name="P1"><text:span text:style-name="T1">Pair work:</text:span></text:p>
          </draw:text-box>
        </draw:frame>
        <draw:frame draw:style-name="gr1" draw:text-style-name="P2" draw:layer="layout" svg:width="13.435cm" svg:height="0.471cm" svg:x="4.522cm" svg:y="11.861cm">
          <draw:text-box>
            <text:p text:style-name="P1"><text:span text:style-name="T5"><text:s/></text:span><text:span text:style-name="T5">choosing, preparing and exploring the datasets, designing and carrying out the </text:span></text:p>
          </draw:text-box>
        </draw:frame>
        <draw:frame draw:style-name="gr1" draw:text-style-name="P2" draw:layer="layout" svg:width="1.577cm" svg:height="0.471cm" svg:x="2.558cm" svg:y="12.343cm">
          <draw:text-box>
            <text:p text:style-name="P1"><text:span text:style-name="T5">analysis. </text:span></text:p>
          </draw:text-box>
        </draw:frame>
        <draw:frame draw:style-name="gr4" draw:text-style-name="P5" draw:layer="layout" svg:width="0.278cm" svg:height="0.31cm" svg:x="2.558cm" svg:y="12.83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3.85cm" svg:height="0.497cm" svg:x="2.558cm" svg:y="13.14cm">
          <draw:text-box>
            <text:p text:style-name="P1"><text:span text:style-name="T1">Individual work:</text:span></text:p>
          </draw:text-box>
        </draw:frame>
        <draw:frame draw:style-name="gr1" draw:text-style-name="P2" draw:layer="layout" svg:width="11.064cm" svg:height="0.471cm" svg:x="5.629cm" svg:y="13.156cm">
          <draw:text-box>
            <text:p text:style-name="P1"><text:span text:style-name="T5"><text:s/></text:span><text:span text:style-name="T5">generation of figures for report, write up and evaluation of work </text:span></text:p>
          </draw:text-box>
        </draw:frame>
        <draw:frame draw:style-name="gr1" draw:text-style-name="P2" draw:layer="layout" svg:width="1.975cm" svg:height="0.471cm" svg:x="2.558cm" svg:y="13.639cm">
          <draw:text-box>
            <text:p text:style-name="P1"><text:span text:style-name="T5">completed. </text:span></text:p>
          </draw:text-box>
        </draw:frame>
        <draw:frame draw:style-name="gr6" draw:text-style-name="P7" draw:layer="layout" svg:width="0.566cm" svg:height="0.661cm" svg:x="2.558cm" svg:y="14.124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71cm" svg:x="2.558cm" svg:y="14.78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7.638cm" svg:y="14.782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9.15cm" svg:height="0.454cm" svg:x="3.775cm" svg:y="4.121cm">
          <draw:text-box>
            <text:p text:style-name="P1"><text:span text:style-name="T11">Component (details overleaf) <text:s text:c="19"/></text:span></text:p>
          </draw:text-box>
        </draw:frame>
        <draw:polygon draw:style-name="gr8" draw:text-style-name="P9" draw:layer="layout" svg:width="11.633cm" svg:height="0.017cm" svg:x="3.515cm" svg:y="4.101cm" svg:viewBox="0 0 11634 18" draw:points="0,18 11634,18 11634,0 0,0">
          <text:p/>
        </draw:polygon>
        <draw:polygon draw:style-name="gr8" draw:text-style-name="P9" draw:layer="layout" svg:width="0.017cm" svg:height="0.017cm" svg:x="15.148cm" svg:y="4.101cm" svg:viewBox="0 0 18 18" draw:points="0,18 18,18 18,0 0,0">
          <text:p/>
        </draw:polygon>
        <draw:polygon draw:style-name="gr8" draw:text-style-name="P9" draw:layer="layout" svg:width="2.328cm" svg:height="0.017cm" svg:x="15.165cm" svg:y="4.101cm" svg:viewBox="0 0 2329 18" draw:points="0,18 2329,18 2329,0 0,0">
          <text:p/>
        </draw:polygon>
        <draw:frame draw:style-name="gr7" draw:text-style-name="P8" draw:layer="layout" svg:width="1.471cm" svg:height="0.454cm" svg:x="16.197cm" svg:y="4.121cm">
          <draw:text-box>
            <text:p text:style-name="P1"><text:span text:style-name="T11">Marks </text:span></text:p>
          </draw:text-box>
        </draw:frame>
        <draw:frame draw:style-name="gr7" draw:text-style-name="P8" draw:layer="layout" svg:width="2.686cm" svg:height="0.433cm" svg:x="3.775cm" svg:y="4.753cm">
          <draw:text-box>
            <text:p text:style-name="P1"><text:span text:style-name="T12">Task completion </text:span></text:p>
          </draw:text-box>
        </draw:frame>
        <draw:polygon draw:style-name="gr8" draw:text-style-name="P9" draw:layer="layout" svg:width="11.633cm" svg:height="0.017cm" svg:x="3.515cm" svg:y="4.719cm" svg:viewBox="0 0 11634 18" draw:points="0,18 11634,18 11634,0 0,0">
          <text:p/>
        </draw:polygon>
        <draw:polygon draw:style-name="gr8" draw:text-style-name="P9" draw:layer="layout" svg:width="0.017cm" svg:height="0.017cm" svg:x="15.148cm" svg:y="4.719cm" svg:viewBox="0 0 18 18" draw:points="0,18 18,18 18,0 0,0">
          <text:p/>
        </draw:polygon>
        <draw:polygon draw:style-name="gr8" draw:text-style-name="P9" draw:layer="layout" svg:width="2.328cm" svg:height="0.017cm" svg:x="15.165cm" svg:y="4.719cm" svg:viewBox="0 0 2329 18" draw:points="0,18 2329,18 2329,0 0,0">
          <text:p/>
        </draw:polygon>
        <draw:frame draw:style-name="gr7" draw:text-style-name="P8" draw:layer="layout" svg:width="0.489cm" svg:height="0.433cm" svg:x="16.908cm" svg:y="4.753cm">
          <draw:text-box>
            <text:p text:style-name="P1"><text:span text:style-name="T12">40 </text:span></text:p>
          </draw:text-box>
        </draw:frame>
        <draw:frame draw:style-name="gr7" draw:text-style-name="P8" draw:layer="layout" svg:width="3.706cm" svg:height="0.433cm" svg:x="3.775cm" svg:y="5.355cm">
          <draw:text-box>
            <text:p text:style-name="P1"><text:span text:style-name="T12">Use of Figures / Tables </text:span></text:p>
          </draw:text-box>
        </draw:frame>
        <draw:frame draw:style-name="gr7" draw:text-style-name="P8" draw:layer="layout" svg:width="0.489cm" svg:height="0.433cm" svg:x="16.908cm" svg:y="5.355cm">
          <draw:text-box>
            <text:p text:style-name="P1"><text:span text:style-name="T12">30 </text:span></text:p>
          </draw:text-box>
        </draw:frame>
        <draw:frame draw:style-name="gr7" draw:text-style-name="P8" draw:layer="layout" svg:width="5.958cm" svg:height="0.433cm" svg:x="3.775cm" svg:y="5.956cm">
          <draw:text-box>
            <text:p text:style-name="P1"><text:span text:style-name="T12">Introduction, Commentary, Summary </text:span></text:p>
          </draw:text-box>
        </draw:frame>
        <draw:frame draw:style-name="gr7" draw:text-style-name="P8" draw:layer="layout" svg:width="0.489cm" svg:height="0.433cm" svg:x="16.908cm" svg:y="5.956cm">
          <draw:text-box>
            <text:p text:style-name="P1"><text:span text:style-name="T12">40 </text:span></text:p>
          </draw:text-box>
        </draw:frame>
        <draw:frame draw:style-name="gr7" draw:text-style-name="P8" draw:layer="layout" svg:width="2.864cm" svg:height="0.433cm" svg:x="3.775cm" svg:y="6.548cm">
          <draw:text-box>
            <text:p text:style-name="P1"><text:span text:style-name="T12">Coding technique </text:span></text:p>
          </draw:text-box>
        </draw:frame>
        <draw:frame draw:style-name="gr7" draw:text-style-name="P8" draw:layer="layout" svg:width="0.489cm" svg:height="0.433cm" svg:x="16.908cm" svg:y="6.548cm">
          <draw:text-box>
            <text:p text:style-name="P1"><text:span text:style-name="T12">10 </text:span></text:p>
          </draw:text-box>
        </draw:frame>
        <draw:frame draw:style-name="gr7" draw:text-style-name="P8" draw:layer="layout" svg:width="2.788cm" svg:height="0.433cm" svg:x="3.775cm" svg:y="7.15cm">
          <draw:text-box>
            <text:p text:style-name="P1"><text:span text:style-name="T12">Writing Standard </text:span></text:p>
          </draw:text-box>
        </draw:frame>
        <draw:frame draw:style-name="gr7" draw:text-style-name="P8" draw:layer="layout" svg:width="0.489cm" svg:height="0.433cm" svg:x="16.908cm" svg:y="7.15cm">
          <draw:text-box>
            <text:p text:style-name="P1"><text:span text:style-name="T12">10 </text:span></text:p>
          </draw:text-box>
        </draw:frame>
        <draw:frame draw:style-name="gr7" draw:text-style-name="P8" draw:layer="layout" svg:width="2.034cm" svg:height="0.433cm" svg:x="3.775cm" svg:y="7.751cm">
          <draw:text-box>
            <text:p text:style-name="P1"><text:span text:style-name="T12">Presentation </text:span></text:p>
          </draw:text-box>
        </draw:frame>
        <draw:frame draw:style-name="gr7" draw:text-style-name="P8" draw:layer="layout" svg:width="0.489cm" svg:height="0.433cm" svg:x="16.908cm" svg:y="7.751cm">
          <draw:text-box>
            <text:p text:style-name="P1"><text:span text:style-name="T12">10 </text:span></text:p>
          </draw:text-box>
        </draw:frame>
        <draw:frame draw:style-name="gr7" draw:text-style-name="P8" draw:layer="layout" svg:width="1.2cm" svg:height="0.454cm" svg:x="3.775cm" svg:y="8.354cm">
          <draw:text-box>
            <text:p text:style-name="P1"><text:span text:style-name="T11">Total </text:span></text:p>
          </draw:text-box>
        </draw:frame>
        <draw:polygon draw:style-name="gr8" draw:text-style-name="P9" draw:layer="layout" svg:width="11.633cm" svg:height="0.017cm" svg:x="3.515cm" svg:y="8.334cm" svg:viewBox="0 0 11634 18" draw:points="0,18 11634,18 11634,0 0,0">
          <text:p/>
        </draw:polygon>
        <draw:polygon draw:style-name="gr8" draw:text-style-name="P9" draw:layer="layout" svg:width="0.017cm" svg:height="0.017cm" svg:x="15.148cm" svg:y="8.334cm" svg:viewBox="0 0 18 18" draw:points="0,18 18,18 18,0 0,0">
          <text:p/>
        </draw:polygon>
        <draw:polygon draw:style-name="gr8" draw:text-style-name="P9" draw:layer="layout" svg:width="2.328cm" svg:height="0.017cm" svg:x="15.165cm" svg:y="8.334cm" svg:viewBox="0 0 2329 18" draw:points="0,18 2329,18 2329,0 0,0">
          <text:p/>
        </draw:polygon>
        <draw:polygon draw:style-name="gr8" draw:text-style-name="P9" draw:layer="layout" svg:width="11.659cm" svg:height="0.017cm" svg:x="3.489cm" svg:y="8.952cm" svg:viewBox="0 0 11660 18" draw:points="0,18 11660,18 11660,0 0,0">
          <text:p/>
        </draw:polygon>
        <draw:polygon draw:style-name="gr8" draw:text-style-name="P9" draw:layer="layout" svg:width="0.017cm" svg:height="0.017cm" svg:x="15.122cm" svg:y="8.952cm" svg:viewBox="0 0 18 18" draw:points="0,18 18,18 18,0 0,0">
          <text:p/>
        </draw:polygon>
        <draw:polygon draw:style-name="gr8" draw:text-style-name="P9" draw:layer="layout" svg:width="2.354cm" svg:height="0.017cm" svg:x="15.139cm" svg:y="8.952cm" svg:viewBox="0 0 2355 18" draw:points="0,18 2355,18 2355,0 0,0">
          <text:p/>
        </draw:polygon>
        <draw:frame draw:style-name="gr7" draw:text-style-name="P8" draw:layer="layout" svg:width="0.95cm" svg:height="0.454cm" svg:x="16.714cm" svg:y="8.354cm">
          <draw:text-box>
            <text:p text:style-name="P1"><text:span text:style-name="T11">140 </text:span></text:p>
          </draw:text-box>
        </draw:frame>
      </draw:page>
      <draw:page draw:name="page3" draw:style-name="dp1" draw:master-page-name="master-page52">
        <draw:frame draw:style-name="gr9" draw:text-style-name="P10" draw:layer="layout" svg:width="3.651cm" svg:height="0.437cm" svg:x="2.558cm" svg:y="2.562cm">
          <draw:text-box>
            <text:p text:style-name="P1"><text:span text:style-name="T13">Grading Criteria: </text:span></text:p>
          </draw:text-box>
        </draw:frame>
        <draw:frame draw:style-name="gr10" draw:text-style-name="P11" draw:layer="layout" svg:width="0.228cm" svg:height="0.255cm" svg:x="2.558cm" svg:y="2.992cm">
          <draw:text-box>
            <text:p text:style-name="P1"><text:span text:style-name="T14"><text:s/></text:span></text:p>
          </draw:text-box>
        </draw:frame>
        <draw:frame draw:style-name="gr9" draw:text-style-name="P10" draw:layer="layout" svg:width="15.208cm" svg:height="0.412cm" svg:x="2.558cm" svg:y="3.261cm">
          <draw:text-box>
            <text:p text:style-name="P1"><text:span text:style-name="T15">Grading is carried out in accordance with the key indicators in the standard UCL report mark scheme. </text:span></text:p>
          </draw:text-box>
        </draw:frame>
        <draw:frame draw:style-name="gr9" draw:text-style-name="P10" draw:layer="layout" svg:width="15.242cm" svg:height="0.412cm" svg:x="2.558cm" svg:y="3.693cm">
          <draw:text-box>
            <text:p text:style-name="P1"><text:span text:style-name="T15">Additional guidance on the individual component grading, in particular reference to this assessment is </text:span></text:p>
          </draw:text-box>
        </draw:frame>
        <draw:frame draw:style-name="gr9" draw:text-style-name="P10" draw:layer="layout" svg:width="2.521cm" svg:height="0.412cm" svg:x="2.558cm" svg:y="4.117cm">
          <draw:text-box>
            <text:p text:style-name="P1"><text:span text:style-name="T15">provided below: </text:span></text:p>
          </draw:text-box>
        </draw:frame>
        <draw:frame draw:style-name="gr10" draw:text-style-name="P11" draw:layer="layout" svg:width="0.228cm" svg:height="0.268cm" svg:x="2.558cm" svg:y="4.524cm">
          <draw:text-box>
            <text:p text:style-name="P1"><text:span text:style-name="T16"><text:s/></text:span></text:p>
          </draw:text-box>
        </draw:frame>
        <draw:frame draw:style-name="gr9" draw:text-style-name="P10" draw:layer="layout" svg:width="4.007cm" svg:height="0.437cm" svg:x="2.558cm" svg:y="4.797cm">
          <draw:text-box>
            <text:p text:style-name="P1"><text:span text:style-name="T13">i) Task Completion </text:span></text:p>
          </draw:text-box>
        </draw:frame>
        <draw:frame draw:style-name="gr10" draw:text-style-name="P11" draw:layer="layout" svg:width="0.228cm" svg:height="0.268cm" svg:x="2.558cm" svg:y="5.219cm">
          <draw:text-box>
            <text:p text:style-name="P1"><text:span text:style-name="T17"><text:s/></text:span></text:p>
          </draw:text-box>
        </draw:frame>
        <draw:frame draw:style-name="gr9" draw:text-style-name="P10" draw:layer="layout" svg:width="7.791cm" svg:height="0.412cm" svg:x="2.558cm" svg:y="5.497cm">
          <draw:text-box>
            <text:p text:style-name="P1"><text:span text:style-name="T15">Marks will be assigned in terms of tasks completed. </text:span></text:p>
          </draw:text-box>
        </draw:frame>
        <draw:frame draw:style-name="gr10" draw:text-style-name="P11" draw:layer="layout" svg:width="0.228cm" svg:height="0.255cm" svg:x="2.558cm" svg:y="5.913cm">
          <draw:text-box>
            <text:p text:style-name="P1"><text:span text:style-name="T14"><text:s/></text:span></text:p>
          </draw:text-box>
        </draw:frame>
        <draw:frame draw:style-name="gr9" draw:text-style-name="P10" draw:layer="layout" svg:width="0.59cm" svg:height="0.412cm" svg:x="2.558cm" svg:y="6.182cm">
          <draw:text-box>
            <text:p text:style-name="P1"><text:span text:style-name="T15">0-7 </text:span></text:p>
          </draw:text-box>
        </draw:frame>
        <draw:frame draw:style-name="gr9" draw:text-style-name="P10" draw:layer="layout" svg:width="13.185cm" svg:height="0.412cm" svg:x="5.098cm" svg:y="6.182cm">
          <draw:text-box>
            <text:p text:style-name="P1"><text:span text:style-name="T15">Incomplete tasks, or tasks for which code which is non-functioning code or bugs will be </text:span></text:p>
          </draw:text-box>
        </draw:frame>
        <draw:frame draw:style-name="gr9" draw:text-style-name="P10" draw:layer="layout" svg:width="3.486cm" svg:height="0.412cm" svg:x="5.098cm" svg:y="6.614cm">
          <draw:text-box>
            <text:p text:style-name="P1"><text:span text:style-name="T15">awarded partial marks. </text:span></text:p>
          </draw:text-box>
        </draw:frame>
        <draw:frame draw:style-name="gr9" draw:text-style-name="P10" draw:layer="layout" svg:width="0.372cm" svg:height="0.412cm" svg:x="3.828cm" svg:y="7.038cm">
          <draw:text-box>
            <text:p text:style-name="P1"><text:span text:style-name="T15"><text:s/></text:span></text:p>
          </draw:text-box>
        </draw:frame>
        <draw:frame draw:style-name="gr9" draw:text-style-name="P10" draw:layer="layout" svg:width="0.561cm" svg:height="0.412cm" svg:x="2.558cm" svg:y="7.461cm">
          <draw:text-box>
            <text:p text:style-name="P1"><text:span text:style-name="T15">7.5 </text:span></text:p>
          </draw:text-box>
        </draw:frame>
        <draw:frame draw:style-name="gr9" draw:text-style-name="P10" draw:layer="layout" svg:width="0.372cm" svg:height="0.412cm" svg:x="3.828cm" svg:y="7.461cm">
          <draw:text-box>
            <text:p text:style-name="P1"><text:span text:style-name="T15"><text:s/></text:span></text:p>
          </draw:text-box>
        </draw:frame>
        <draw:frame draw:style-name="gr9" draw:text-style-name="P10" draw:layer="layout" svg:width="10.145cm" svg:height="0.412cm" svg:x="5.098cm" svg:y="7.461cm">
          <draw:text-box>
            <text:p text:style-name="P1"><text:span text:style-name="T15">Full completion of all tasks with no significant omissions or errors. <text:s/></text:span></text:p>
          </draw:text-box>
        </draw:frame>
        <draw:frame draw:style-name="gr9" draw:text-style-name="P10" draw:layer="layout" svg:width="0.372cm" svg:height="0.412cm" svg:x="3.828cm" svg:y="7.893cm">
          <draw:text-box>
            <text:p text:style-name="P1"><text:span text:style-name="T15"><text:s/></text:span></text:p>
          </draw:text-box>
        </draw:frame>
        <draw:frame draw:style-name="gr9" draw:text-style-name="P10" draw:layer="layout" svg:width="1.056cm" svg:height="0.412cm" svg:x="2.558cm" svg:y="8.316cm">
          <draw:text-box>
            <text:p text:style-name="P1"><text:span text:style-name="T15">7.5-10 </text:span></text:p>
          </draw:text-box>
        </draw:frame>
        <draw:frame draw:style-name="gr9" draw:text-style-name="P10" draw:layer="layout" svg:width="13.384cm" svg:height="0.412cm" svg:x="5.098cm" svg:y="8.316cm">
          <draw:text-box>
            <text:p text:style-name="P1"><text:span text:style-name="T15">If work has been done that exceeds the task specification to develop the investigation in a </text:span></text:p>
          </draw:text-box>
        </draw:frame>
        <draw:frame draw:style-name="gr9" draw:text-style-name="P10" draw:layer="layout" svg:width="10.183cm" svg:height="0.412cm" svg:x="5.098cm" svg:y="8.739cm">
          <draw:text-box>
            <text:p text:style-name="P1"><text:span text:style-name="T15">meaningful way higher grades may be awarded (see criteria below). </text:span></text:p>
          </draw:text-box>
        </draw:frame>
        <draw:frame draw:style-name="gr9" draw:text-style-name="P10" draw:layer="layout" svg:width="0.372cm" svg:height="0.437cm" svg:x="2.558cm" svg:y="9.157cm">
          <draw:text-box>
            <text:p text:style-name="P1"><text:span text:style-name="T18"><text:s/></text:span></text:p>
          </draw:text-box>
        </draw:frame>
        <draw:frame draw:style-name="gr9" draw:text-style-name="P10" draw:layer="layout" svg:width="19.67cm" svg:height="0.437cm" svg:x="2.558cm" svg:y="9.581cm">
          <draw:text-box>
            <text:p text:style-name="P1"><text:span text:style-name="T13">ii) Use of Figures / Commentary / Summary and Evaluation / Writing Standard / Presentation <text:s/></text:span></text:p>
          </draw:text-box>
        </draw:frame>
        <draw:frame draw:style-name="gr10" draw:text-style-name="P11" draw:layer="layout" svg:width="0.228cm" svg:height="0.255cm" svg:x="2.558cm" svg:y="10.011cm">
          <draw:text-box>
            <text:p text:style-name="P1"><text:span text:style-name="T14"><text:s/></text:span></text:p>
          </draw:text-box>
        </draw:frame>
        <draw:frame draw:style-name="gr9" draw:text-style-name="P10" draw:layer="layout" svg:width="0.777cm" svg:height="0.412cm" svg:x="2.558cm" svg:y="10.28cm">
          <draw:text-box>
            <text:p text:style-name="P1"><text:span text:style-name="T15">9-10 </text:span></text:p>
          </draw:text-box>
        </draw:frame>
        <draw:frame draw:style-name="gr9" draw:text-style-name="P10" draw:layer="layout" svg:width="11.419cm" svg:height="0.412cm" svg:x="5.098cm" svg:y="10.28cm">
          <draw:text-box>
            <text:p text:style-name="P1"><text:span text:style-name="T15">Work handed is of a publishable standard. (nothing substantial to object to). <text:s/></text:span></text:p>
          </draw:text-box>
        </draw:frame>
        <draw:frame draw:style-name="gr10" draw:text-style-name="P11" draw:layer="layout" svg:width="0.228cm" svg:height="0.255cm" svg:x="2.558cm" svg:y="10.705cm">
          <draw:text-box>
            <text:p text:style-name="P1"><text:span text:style-name="T14"><text:s/></text:span></text:p>
          </draw:text-box>
        </draw:frame>
        <draw:frame draw:style-name="gr9" draw:text-style-name="P10" draw:layer="layout" svg:width="0.59cm" svg:height="0.412cm" svg:x="2.558cm" svg:y="10.975cm">
          <draw:text-box>
            <text:p text:style-name="P1"><text:span text:style-name="T15">8-9 </text:span></text:p>
          </draw:text-box>
        </draw:frame>
        <draw:frame draw:style-name="gr9" draw:text-style-name="P10" draw:layer="layout" svg:width="13.02cm" svg:height="0.412cm" svg:x="5.098cm" svg:y="10.975cm">
          <draw:text-box>
            <text:p text:style-name="P1"><text:span text:style-name="T15">Work handed in exceeds requirements of the first class, showing evidence that students </text:span></text:p>
          </draw:text-box>
        </draw:frame>
        <draw:frame draw:style-name="gr9" draw:text-style-name="P10" draw:layer="layout" svg:width="13.307cm" svg:height="0.412cm" svg:x="5.098cm" svg:y="11.398cm">
          <draw:text-box>
            <text:p text:style-name="P1"><text:span text:style-name="T15">understanding and ability has been developed beyond the scope of the core materials and </text:span></text:p>
          </draw:text-box>
        </draw:frame>
        <draw:frame draw:style-name="gr9" draw:text-style-name="P10" draw:layer="layout" svg:width="13.282cm" svg:height="0.412cm" svg:x="5.098cm" svg:y="11.821cm">
          <draw:text-box>
            <text:p text:style-name="P1"><text:span text:style-name="T15">objectives. May need minor edits to reach publishable standard. Discussions are rounded </text:span></text:p>
          </draw:text-box>
        </draw:frame>
        <draw:frame draw:style-name="gr9" draw:text-style-name="P10" draw:layer="layout" svg:width="13.282cm" svg:height="0.412cm" svg:x="5.098cm" svg:y="12.253cm">
          <draw:text-box>
            <text:p text:style-name="P1"><text:span text:style-name="T15">and complete, and accurately evaluate the work completed in the context of the problem. </text:span></text:p>
          </draw:text-box>
        </draw:frame>
        <draw:frame draw:style-name="gr10" draw:text-style-name="P11" draw:layer="layout" svg:width="0.228cm" svg:height="0.255cm" svg:x="2.558cm" svg:y="12.669cm">
          <draw:text-box>
            <text:p text:style-name="P1"><text:span text:style-name="T14"><text:s/></text:span></text:p>
          </draw:text-box>
        </draw:frame>
        <draw:frame draw:style-name="gr9" draw:text-style-name="P10" draw:layer="layout" svg:width="0.59cm" svg:height="0.412cm" svg:x="2.558cm" svg:y="12.939cm">
          <draw:text-box>
            <text:p text:style-name="P1"><text:span text:style-name="T15">7-8 </text:span></text:p>
          </draw:text-box>
        </draw:frame>
        <draw:frame draw:style-name="gr9" draw:text-style-name="P10" draw:layer="layout" svg:width="12.075cm" svg:height="0.412cm" svg:x="5.098cm" svg:y="12.939cm">
          <draw:text-box>
            <text:p text:style-name="P1"><text:span text:style-name="T15">Work handed is of a very high standard with no omissions and shows a thorough </text:span></text:p>
          </draw:text-box>
        </draw:frame>
        <draw:frame draw:style-name="gr9" draw:text-style-name="P10" draw:layer="layout" svg:width="12.863cm" svg:height="0.412cm" svg:x="5.098cm" svg:y="13.362cm">
          <draw:text-box>
            <text:p text:style-name="P1"><text:span text:style-name="T15">understanding of the work carried out with respect to the materials covered in lectures </text:span></text:p>
          </draw:text-box>
        </draw:frame>
        <draw:frame draw:style-name="gr9" draw:text-style-name="P10" draw:layer="layout" svg:width="12.677cm" svg:height="0.412cm" svg:x="5.098cm" svg:y="13.794cm">
          <draw:text-box>
            <text:p text:style-name="P1"><text:span text:style-name="T15">and activities. Discussions are rounded and complete with a critical evaluation of the </text:span></text:p>
          </draw:text-box>
        </draw:frame>
        <draw:frame draw:style-name="gr9" draw:text-style-name="P10" draw:layer="layout" svg:width="2.644cm" svg:height="0.412cm" svg:x="5.098cm" svg:y="14.217cm">
          <draw:text-box>
            <text:p text:style-name="P1"><text:span text:style-name="T15">work carried out. </text:span></text:p>
          </draw:text-box>
        </draw:frame>
        <draw:frame draw:style-name="gr10" draw:text-style-name="P11" draw:layer="layout" svg:width="0.228cm" svg:height="0.255cm" svg:x="2.558cm" svg:y="14.633cm">
          <draw:text-box>
            <text:p text:style-name="P1"><text:span text:style-name="T14"><text:s/></text:span></text:p>
          </draw:text-box>
        </draw:frame>
        <draw:frame draw:style-name="gr9" draw:text-style-name="P10" draw:layer="layout" svg:width="0.59cm" svg:height="0.412cm" svg:x="2.558cm" svg:y="14.912cm">
          <draw:text-box>
            <text:p text:style-name="P1"><text:span text:style-name="T15">6-7 </text:span></text:p>
          </draw:text-box>
        </draw:frame>
        <draw:frame draw:style-name="gr9" draw:text-style-name="P10" draw:layer="layout" svg:width="12.816cm" svg:height="0.412cm" svg:x="5.098cm" svg:y="14.912cm">
          <draw:text-box>
            <text:p text:style-name="P1"><text:span text:style-name="T15">Work is complete and of a good standard. Some misunderstandings or omissions with </text:span></text:p>
          </draw:text-box>
        </draw:frame>
        <draw:frame draw:style-name="gr9" draw:text-style-name="P10" draw:layer="layout" svg:width="12.617cm" svg:height="0.412cm" svg:x="5.098cm" svg:y="15.335cm">
          <draw:text-box>
            <text:p text:style-name="P1"><text:span text:style-name="T15">respect to core lecture materials or activities may be present but arguments made are </text:span></text:p>
          </draw:text-box>
        </draw:frame>
        <draw:frame draw:style-name="gr9" draw:text-style-name="P10" draw:layer="layout" svg:width="2.445cm" svg:height="0.412cm" svg:x="5.098cm" svg:y="15.758cm">
          <draw:text-box>
            <text:p text:style-name="P1"><text:span text:style-name="T15">broadly correct. </text:span></text:p>
          </draw:text-box>
        </draw:frame>
        <draw:frame draw:style-name="gr10" draw:text-style-name="P11" draw:layer="layout" svg:width="0.228cm" svg:height="0.255cm" svg:x="2.558cm" svg:y="16.174cm">
          <draw:text-box>
            <text:p text:style-name="P1"><text:span text:style-name="T14"><text:s/></text:span></text:p>
          </draw:text-box>
        </draw:frame>
        <draw:frame draw:style-name="gr9" draw:text-style-name="P10" draw:layer="layout" svg:width="0.59cm" svg:height="0.412cm" svg:x="2.558cm" svg:y="16.453cm">
          <draw:text-box>
            <text:p text:style-name="P1"><text:span text:style-name="T15">5-6 </text:span></text:p>
          </draw:text-box>
        </draw:frame>
        <draw:frame draw:style-name="gr9" draw:text-style-name="P10" draw:layer="layout" svg:width="12.956cm" svg:height="0.412cm" svg:x="5.098cm" svg:y="16.453cm">
          <draw:text-box>
            <text:p text:style-name="P1"><text:span text:style-name="T15">Work submitted is appropriate to the investigation and is of a satisfactory standard, but </text:span></text:p>
          </draw:text-box>
        </draw:frame>
        <draw:frame draw:style-name="gr9" draw:text-style-name="P10" draw:layer="layout" svg:width="12.423cm" svg:height="0.412cm" svg:x="5.098cm" svg:y="16.876cm">
          <draw:text-box>
            <text:p text:style-name="P1"><text:span text:style-name="T15">contains significant (minor) flaws. The work may include multiple instances where </text:span></text:p>
          </draw:text-box>
        </draw:frame>
        <draw:frame draw:style-name="gr9" draw:text-style-name="P10" draw:layer="layout" svg:width="4.904cm" svg:height="0.412cm" svg:x="5.098cm" svg:y="17.299cm">
          <draw:text-box>
            <text:p text:style-name="P1"><text:span text:style-name="T15">mistakes or omissions are made. </text:span></text:p>
          </draw:text-box>
        </draw:frame>
        <draw:frame draw:style-name="gr10" draw:text-style-name="P11" draw:layer="layout" svg:width="0.228cm" svg:height="0.255cm" svg:x="2.558cm" svg:y="17.724cm">
          <draw:text-box>
            <text:p text:style-name="P1"><text:span text:style-name="T14"><text:s/></text:span></text:p>
          </draw:text-box>
        </draw:frame>
        <draw:frame draw:style-name="gr9" draw:text-style-name="P10" draw:layer="layout" svg:width="0.59cm" svg:height="0.412cm" svg:x="2.558cm" svg:y="17.993cm">
          <draw:text-box>
            <text:p text:style-name="P1"><text:span text:style-name="T15">4-5 </text:span></text:p>
          </draw:text-box>
        </draw:frame>
        <draw:frame draw:style-name="gr9" draw:text-style-name="P10" draw:layer="layout" svg:width="13.125cm" svg:height="0.412cm" svg:x="5.098cm" svg:y="17.993cm">
          <draw:text-box>
            <text:p text:style-name="P1"><text:span text:style-name="T15">Works submitted contains some satisfactory elements, and displays some understanding </text:span></text:p>
          </draw:text-box>
        </draw:frame>
        <draw:frame draw:style-name="gr9" draw:text-style-name="P10" draw:layer="layout" svg:width="11.851cm" svg:height="0.412cm" svg:x="5.098cm" svg:y="18.417cm">
          <draw:text-box>
            <text:p text:style-name="P1"><text:span text:style-name="T15">of relevant facts but includes numerous instances where mistakes, omissions or </text:span></text:p>
          </draw:text-box>
        </draw:frame>
        <draw:frame draw:style-name="gr9" draw:text-style-name="P10" draw:layer="layout" svg:width="10.869cm" svg:height="0.412cm" svg:x="5.098cm" svg:y="18.84cm">
          <draw:text-box>
            <text:p text:style-name="P1"><text:span text:style-name="T15">irrelevances are made, with respect to core materials covered in lectures. </text:span></text:p>
          </draw:text-box>
        </draw:frame>
        <draw:frame draw:style-name="gr10" draw:text-style-name="P11" draw:layer="layout" svg:width="0.228cm" svg:height="0.255cm" svg:x="2.558cm" svg:y="19.265cm">
          <draw:text-box>
            <text:p text:style-name="P1"><text:span text:style-name="T14"><text:s/></text:span></text:p>
          </draw:text-box>
        </draw:frame>
        <draw:frame draw:style-name="gr9" draw:text-style-name="P10" draw:layer="layout" svg:width="0.59cm" svg:height="0.412cm" svg:x="2.558cm" svg:y="19.534cm">
          <draw:text-box>
            <text:p text:style-name="P1"><text:span text:style-name="T15">2-4 </text:span></text:p>
          </draw:text-box>
        </draw:frame>
        <draw:frame draw:style-name="gr9" draw:text-style-name="P10" draw:layer="layout" svg:width="13.159cm" svg:height="0.412cm" svg:x="5.098cm" svg:y="19.534cm">
          <draw:text-box>
            <text:p text:style-name="P1"><text:span text:style-name="T15">Works submitted contains few satisfactory elements with major omissions, irrelevancies </text:span></text:p>
          </draw:text-box>
        </draw:frame>
        <draw:frame draw:style-name="gr9" draw:text-style-name="P10" draw:layer="layout" svg:width="13.159cm" svg:height="0.412cm" svg:x="5.098cm" svg:y="19.958cm">
          <draw:text-box>
            <text:p text:style-name="P1"><text:span text:style-name="T15">and/or misunderstandings made with respect to core materials covered in lectures. Work </text:span></text:p>
          </draw:text-box>
        </draw:frame>
        <draw:frame draw:style-name="gr9" draw:text-style-name="P10" draw:layer="layout" svg:width="10.657cm" svg:height="0.412cm" svg:x="5.098cm" svg:y="20.381cm">
          <draw:text-box>
            <text:p text:style-name="P1"><text:span text:style-name="T15">may be unfocussed but at least contains evidence of structured attempt. </text:span></text:p>
          </draw:text-box>
        </draw:frame>
        <draw:frame draw:style-name="gr10" draw:text-style-name="P11" draw:layer="layout" svg:width="0.228cm" svg:height="0.255cm" svg:x="2.558cm" svg:y="20.806cm">
          <draw:text-box>
            <text:p text:style-name="P1"><text:span text:style-name="T14"><text:s/></text:span></text:p>
          </draw:text-box>
        </draw:frame>
        <draw:frame draw:style-name="gr9" draw:text-style-name="P10" draw:layer="layout" svg:width="0.493cm" svg:height="0.412cm" svg:x="3.299cm" svg:y="21.075cm">
          <draw:text-box>
            <text:p text:style-name="P1"><text:span text:style-name="T15">&lt;2 </text:span></text:p>
          </draw:text-box>
        </draw:frame>
        <draw:frame draw:style-name="gr9" draw:text-style-name="P10" draw:layer="layout" svg:width="12.812cm" svg:height="0.412cm" svg:x="5.098cm" svg:y="21.075cm">
          <draw:text-box>
            <text:p text:style-name="P1"><text:span text:style-name="T15">Little or no evidence presented of work that is relevant to the investigation. Writing is </text:span></text:p>
          </draw:text-box>
        </draw:frame>
        <draw:frame draw:style-name="gr9" draw:text-style-name="P10" draw:layer="layout" svg:width="7.148cm" svg:height="0.412cm" svg:x="5.098cm" svg:y="21.499cm">
          <draw:text-box>
            <text:p text:style-name="P1"><text:span text:style-name="T15">unstructured, unfocussed or unacceptably brief. </text:span></text:p>
          </draw:text-box>
        </draw:frame>
        <draw:frame draw:style-name="gr9" draw:text-style-name="P10" draw:layer="layout" svg:width="0.372cm" svg:height="0.437cm" svg:x="2.558cm" svg:y="21.908cm">
          <draw:text-box>
            <text:p text:style-name="P1"><text:span text:style-name="T13"><text:s/></text:span></text:p>
          </draw:text-box>
        </draw:frame>
        <draw:frame draw:style-name="gr9" draw:text-style-name="P10" draw:layer="layout" svg:width="4.527cm" svg:height="0.437cm" svg:x="2.558cm" svg:y="22.34cm">
          <draw:text-box>
            <text:p text:style-name="P1"><text:span text:style-name="T13">iii) Coding Technique </text:span></text:p>
          </draw:text-box>
        </draw:frame>
        <draw:frame draw:style-name="gr9" draw:text-style-name="P10" draw:layer="layout" svg:width="0.372cm" svg:height="0.412cm" svg:x="2.558cm" svg:y="22.777cm">
          <draw:text-box>
            <text:p text:style-name="P1"><text:span text:style-name="T15"><text:s/></text:span></text:p>
          </draw:text-box>
        </draw:frame>
        <draw:frame draw:style-name="gr9" draw:text-style-name="P10" draw:layer="layout" svg:width="0.878cm" svg:height="0.412cm" svg:x="2.558cm" svg:y="23.2cm">
          <draw:text-box>
            <text:p text:style-name="P1"><text:span text:style-name="T15">9-10: </text:span></text:p>
          </draw:text-box>
        </draw:frame>
        <draw:frame draw:style-name="gr9" draw:text-style-name="P10" draw:layer="layout" svg:width="14.103cm" svg:height="0.412cm" svg:x="3.828cm" svg:y="23.2cm">
          <draw:text-box>
            <text:p text:style-name="P1"><text:span text:style-name="T15">Code for completed tasks demonstrates techniques that are above and beyond lecture material. </text:span></text:p>
          </draw:text-box>
        </draw:frame>
        <draw:frame draw:style-name="gr9" draw:text-style-name="P10" draw:layer="layout" svg:width="0.372cm" svg:height="0.412cm" svg:x="2.558cm" svg:y="23.632cm">
          <draw:text-box>
            <text:p text:style-name="P1"><text:span text:style-name="T15"><text:s/></text:span></text:p>
          </draw:text-box>
        </draw:frame>
        <draw:frame draw:style-name="gr9" draw:text-style-name="P10" draw:layer="layout" svg:width="0.692cm" svg:height="0.412cm" svg:x="2.558cm" svg:y="24.056cm">
          <draw:text-box>
            <text:p text:style-name="P1"><text:span text:style-name="T15">6-8: </text:span></text:p>
          </draw:text-box>
        </draw:frame>
        <draw:frame draw:style-name="gr9" draw:text-style-name="P10" draw:layer="layout" svg:width="14.154cm" svg:height="0.412cm" svg:x="3.828cm" svg:y="24.056cm">
          <draw:text-box>
            <text:p text:style-name="P1"><text:span text:style-name="T15">Code for completed tasks is all fully functional. Code is presented in understandable form, and </text:span></text:p>
          </draw:text-box>
        </draw:frame>
        <draw:frame draw:style-name="gr9" draw:text-style-name="P10" draw:layer="layout" svg:width="11.258cm" svg:height="0.412cm" svg:x="3.828cm" svg:y="24.479cm">
          <draw:text-box>
            <text:p text:style-name="P1"><text:span text:style-name="T15">generally adheres to good coding practises, but may not be fully optimised. </text:span></text:p>
          </draw:text-box>
        </draw:frame>
        <draw:frame draw:style-name="gr9" draw:text-style-name="P10" draw:layer="layout" svg:width="0.372cm" svg:height="0.412cm" svg:x="2.558cm" svg:y="24.911cm">
          <draw:text-box>
            <text:p text:style-name="P1"><text:span text:style-name="T15"><text:s/></text:span></text:p>
          </draw:text-box>
        </draw:frame>
        <draw:frame draw:style-name="gr9" draw:text-style-name="P10" draw:layer="layout" svg:width="0.692cm" svg:height="0.412cm" svg:x="2.558cm" svg:y="25.334cm">
          <draw:text-box>
            <text:p text:style-name="P1"><text:span text:style-name="T15">4-5: </text:span></text:p>
          </draw:text-box>
        </draw:frame>
        <draw:frame draw:style-name="gr9" draw:text-style-name="P10" draw:layer="layout" svg:width="14.573cm" svg:height="0.412cm" svg:x="3.828cm" svg:y="25.334cm">
          <draw:text-box>
            <text:p text:style-name="P1"><text:span text:style-name="T15">Majority of code for completed tasks is functional. However code is difficult to interpret e.g. may </text:span></text:p>
          </draw:text-box>
        </draw:frame>
        <draw:frame draw:style-name="gr9" draw:text-style-name="P10" draw:layer="layout" svg:width="12.071cm" svg:height="0.412cm" svg:x="3.828cm" svg:y="25.757cm">
          <draw:text-box>
            <text:p text:style-name="P1"><text:span text:style-name="T15">be poorly formatted, structurally badly organised, inefficient, and uncommented. </text:span></text:p>
          </draw:text-box>
        </draw:frame>
        <draw:frame draw:style-name="gr9" draw:text-style-name="P10" draw:layer="layout" svg:width="0.372cm" svg:height="0.412cm" svg:x="2.558cm" svg:y="26.189cm">
          <draw:text-box>
            <text:p text:style-name="P1"><text:span text:style-name="T15"><text:s/></text:span></text:p>
          </draw:text-box>
        </draw:frame>
        <draw:frame draw:style-name="gr9" draw:text-style-name="P10" draw:layer="layout" svg:width="0.692cm" svg:height="0.412cm" svg:x="2.558cm" svg:y="26.613cm">
          <draw:text-box>
            <text:p text:style-name="P1"><text:span text:style-name="T15">0-3: </text:span></text:p>
          </draw:text-box>
        </draw:frame>
        <draw:frame draw:style-name="gr9" draw:text-style-name="P10" draw:layer="layout" svg:width="10.518cm" svg:height="0.412cm" svg:x="3.828cm" svg:y="26.613cm">
          <draw:text-box>
            <text:p text:style-name="P1"><text:span text:style-name="T15">Majority of code included in the submission is missing/non-functiona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31T17:57:42.433258306</dc:date>
    <meta:editing-duration>PT37S</meta:editing-duration>
    <meta:editing-cycles>1</meta:editing-cycles>
    <meta:document-statistic meta:object-count="219"/>
    <meta:generator>LibreOffice/5.1.6.2$Linux_X86_64 LibreOffice_project/10m0$Build-2</meta:generator>
  </office:meta>
</office:document-meta>
</file>